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officeooo:paragraph-rsid="000d29e4"/>
    </style:style>
    <style:style style:name="T1" style:family="text">
      <style:text-properties officeooo:rsid="000d29e4"/>
    </style:style>
    <style:style style:name="T2" style:family="text">
      <style:text-properties officeooo:rsid="000de3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QL&gt; CREATE TABLE EMPLOYEE(E_NO VARCHAR(8) CHECK(E_NO LIKE 'E%'),E_NAME VARCHAR(15) NOT NULL,SALARY INT,DEPT_NO INT REFERENCES DEPARTMENT(DNO),MGR_NO INT,DOJ DATE,DESG VARCHAR(15),ADDRESS VARCHAR(15),CITY VARCHAR(10),PINCODE INT,PRIMARY KEY(E_NO),CHECK(SALARY&gt;0 AND CITY IN('KOCHI','MUMBAI','DELHI','CHENNAI')));</text:p>
      <text:p text:style-name="Standard"/>
      <text:p text:style-name="Standard">Table created.</text:p>
      <text:p text:style-name="Standard">SQL&gt;DESCRIBE EMPLOYEE <text:s text:c="15"/></text:p>
      <text:p text:style-name="Standard">Name <text:s text:c="15"/>Null? <text:s text:c="16"/>Type</text:p>
      <text:p text:style-name="Standard"><text:s/>-----------------------------------------------------------------</text:p>
      <text:p text:style-name="Standard"><text:s/>E_NO<text:tab/><text:tab/> NOT NULL VARCHAR2(8)</text:p>
      <text:p text:style-name="Standard"><text:s/>E_NAME <text:s text:c="6"/>NOT NULL VARCHAR2(15)</text:p>
      <text:p text:style-name="Standard"><text:s/>SALARY <text:tab/><text:tab/> <text:s text:c="9"/>NUMBER(38)</text:p>
      <text:p text:style-name="Standard"><text:s/>DEPT_NO<text:tab/><text:tab/> <text:s text:c="9"/>NUMBER(38)</text:p>
      <text:p text:style-name="Standard"><text:s/>MGR_NO <text:tab/><text:tab/><text:tab/><text:tab/><text:tab/> NUMBER(38)</text:p>
      <text:p text:style-name="Standard"><text:s/>DOJ<text:tab/><text:tab/><text:tab/><text:tab/><text:tab/><text:tab/> DATE</text:p>
      <text:p text:style-name="Standard"><text:s/>DESG<text:tab/><text:tab/><text:tab/><text:tab/><text:tab/><text:tab/> VARCHAR2(15)</text:p>
      <text:p text:style-name="Standard"><text:s/>ADDRESS<text:tab/><text:tab/><text:tab/><text:tab/><text:tab/> VARCHAR2(15)</text:p>
      <text:p text:style-name="Standard"><text:s/>CITY<text:tab/><text:tab/><text:tab/><text:tab/><text:tab/><text:tab/> VARCHAR2(10)</text:p>
      <text:p text:style-name="Standard"><text:s/>PINCODE<text:tab/><text:tab/><text:tab/><text:tab/><text:tab/> NUMBER(38)</text:p>
      <text:p text:style-name="Standard"><text:s/></text:p>
      <text:p text:style-name="Standard">SQL&gt; INSERT INTO EMPLOYEE VALUES('E0','RAJU',10000,5,1000,'22-JAN-2016','HOD','ZXCVBN','KOCHI',6113);</text:p>
      <text:p text:style-name="Standard"/>
      <text:p text:style-name="Standard">1 row created.</text:p>
      <text:p text:style-name="Standard"/>
      <text:p text:style-name="Standard">Commit complete.</text:p>
      <text:p text:style-name="Standard">SQL&gt; INSERT INTO EMPLOYEE VALUES('E1','BIJU',12000,4,1001,'22-FEB-2018','STAFF','BYEBYE','MUMBAI',6114);</text:p>
      <text:p text:style-name="Standard"/>
      <text:p text:style-name="Standard">1 row created.</text:p>
      <text:p text:style-name="Standard"/>
      <text:p text:style-name="Standard">Commit complete.</text:p>
      <text:p text:style-name="Standard">SQL&gt; INSERT INTO EMPLOYEE VALUES('E2','SASI',15000,4,1002,'22-MAR-2014','STAFF','QWERTY','CHENNAI',6115);</text:p>
      <text:p text:style-name="Standard"/>
      <text:p text:style-name="Standard">1 row created.</text:p>
      <text:p text:style-name="Standard"/>
      <text:p text:style-name="Standard">Commit complete.</text:p>
      <text:p text:style-name="Standard">SQL&gt; INSERT INTO EMPLOYEE VALUES('E3','VIRAT',25000,3,1003,'12-MAY-2014','TEACHER','ASDFGHJ','DELHI',6116);</text:p>
      <text:p text:style-name="Standard"/>
      <text:p text:style-name="Standard">1 row created.</text:p>
      <text:p text:style-name="Standard"/>
      <text:p text:style-name="Standard">Commit complete.</text:p>
      <text:p text:style-name="Standard">SQL&gt; INSERT INTO EMPLOYEE VALUES('E4','ROHIT',900,10,1004,'12-SEP-2020','TEACHER','HJDHFWER','KOCHI',6117);</text:p>
      <text:p text:style-name="Standard"/>
      <text:p text:style-name="Standard">1 row created.</text:p>
      <text:p text:style-name="Standard"/>
      <text:p text:style-name="Standard">Commit complete.</text:p>
      <text:p text:style-name="Standard"><text:soft-page-break/>SQL&gt; INSERT INTO EMPLOYEE VALUES('E5','CHAHAL',800,10,1005,'22-SEP-2021','TEACHER','YDVHDJK','MUMBAI',6118);</text:p>
      <text:p text:style-name="Standard"/>
      <text:p text:style-name="Standard">1 row created.</text:p>
      <text:p text:style-name="Standard"/>
      <text:p text:style-name="Standard">Commit complete.</text:p>
      <text:p text:style-name="Standard">SQL&gt; INSERT INTO EMPLOYEE VALUES('E6','RAINA',8000,30,1005,'02-DEC-2025','HOD','XYZ STREET','CHENNAI',6119);</text:p>
      <text:p text:style-name="Standard"/>
      <text:p text:style-name="Standard">1 row created.</text:p>
      <text:p text:style-name="Standard"/>
      <text:p text:style-name="Standard">Commit complete.</text:p>
      <text:p text:style-name="Standard">SQL&gt; INSERT INTO EMPLOYEE VALUES('E7','SAMUEL',13000,30,1006,'02-NOV-2024','HOD','WWW STREET','DELHI',6120);</text:p>
      <text:p text:style-name="Standard"/>
      <text:p text:style-name="Standard">1 row created.</text:p>
      <text:p text:style-name="Standard"/>
      <text:p text:style-name="Standard">Commit complete.</text:p>
      <text:p text:style-name="Standard">SQL&gt; INSERT INTO EMPLOYEE VALUES('E8','SAM',13000,30,NULL,'02-NOV-2023','HOD','ABC STREET','CHENNAI',6121);</text:p>
      <text:p text:style-name="Standard"/>
      <text:p text:style-name="Standard">1 row created.</text:p>
      <text:p text:style-name="Standard"/>
      <text:p text:style-name="Standard">Commit complete.</text:p>
      <text:p text:style-name="Standard">SQL&gt; INSERT INTO EMPLOYEE VALUES('E9','JENNI',13000,30,1007,'02-NOV-2013','HOD','ABC STREET','MUMBAI',6122);</text:p>
      <text:p text:style-name="Standard"/>
      <text:p text:style-name="Standard">1 row created.</text:p>
      <text:p text:style-name="Standard"/>
      <text:p text:style-name="Standard">Commit complete.</text:p>
      <text:p text:style-name="Standard">SQL&gt; SELECT * FROM EMPLOYEE</text:p>
      <text:p text:style-name="Standard"><text:s text:c="2"/>2 <text:s/>;</text:p>
      <text:p text:style-name="Standard"/>
      <text:p text:style-name="Standard">E_NO<text:tab/> E_NAME <text:tab/> <text:s text:c="4"/>SALARY <text:s text:c="3"/>DEPT_NO<text:tab/> <text:s text:c="2"/>MGR_NO DOJ<text:tab/> <text:s text:c="3"/>DESG<text:tab/> <text:s text:c="3"/>ADDRESS<text:tab/> <text:s text:c="3"/>CITY<text:tab/> <text:s/>PINCODE</text:p>
      <text:p text:style-name="Standard">-------- --------------- ---------- ---------- ---------- --------- --------------- --------------- ---------- ----------</text:p>
      <text:p text:style-name="Standard">E0<text:tab/> RAJU<text:tab/><text:tab/> <text:s text:c="5"/>10000<text:tab/> <text:s text:c="4"/>5<text:tab/> <text:s text:c="7"/>1000 22-JAN-16 <text:s text:c="5"/>HOD <text:tab/> <text:s text:c="2"/>ZXCVBN<text:tab/> <text:s text:c="3"/>KOCHI<text:tab/> 6113</text:p>
      <text:p text:style-name="Standard">E1<text:tab/> BIJU<text:tab/><text:tab/> <text:s text:c="5"/>12000<text:tab/> <text:s text:c="4"/>4<text:tab/> <text:s text:c="7"/>1001 22-FEB-18 STAFF<text:tab/> <text:s text:c="7"/>BYEBYE<text:tab/> <text:s text:c="3"/>MUMBAI<text:tab/> <text:s text:c="4"/>6114</text:p>
      <text:p text:style-name="Standard">E2<text:tab/> SASI<text:tab/><text:tab/> <text:s text:c="5"/>15000<text:tab/> <text:s text:c="4"/>4<text:tab/> <text:s text:c="7"/>1002 22-MAR-14 STAFF<text:tab/> <text:s text:c="7"/>QWERTY<text:tab/> <text:s text:c="3"/>CHENNAI<text:tab/> <text:s text:c="4"/>6115</text:p>
      <text:p text:style-name="Standard">E3<text:tab/> VIRAT<text:tab/><text:tab/> <text:s text:c="5"/>25000<text:tab/> <text:s text:c="4"/>3<text:tab/> <text:s text:c="7"/>1003 12-MAY-14 TEACHER<text:tab/> <text:s text:c="7"/>ASDFGHJ<text:tab/> <text:s text:c="3"/>DELHI<text:tab/> <text:s text:c="4"/>6116</text:p>
      <text:p text:style-name="Standard">E4<text:tab/> ROHIT<text:tab/><text:tab/><text:tab/> <text:s text:c="3"/>900<text:tab/> <text:s text:c="3"/>10<text:tab/> <text:s text:c="7"/>1004 12-SEP-20 TEACHER<text:tab/> <text:s text:c="3"/>HJDHFWER<text:tab/> <text:s text:c="3"/>KOCHI<text:tab/> <text:s text:c="4"/>6117</text:p>
      <text:p text:style-name="Standard">E5<text:tab/> CHAHAL <text:tab/><text:tab/> <text:s text:c="3"/>800<text:tab/> <text:s text:c="3"/>10<text:tab/> <text:s text:c="7"/>1005 22-SEP-21 TEACHER<text:tab/> <text:s text:c="3"/>YDVHDJK<text:tab/> <text:s text:c="3"/>MUMBAI<text:tab/> <text:s text:c="4"/>6118</text:p>
      <text:p text:style-name="Standard">E6<text:tab/> RAINA<text:tab/><text:tab/> <text:s text:c="6"/>8000<text:tab/> <text:s text:c="3"/>30<text:tab/> <text:s text:c="7"/>1005 02-DEC-25 HOD <text:tab/> <text:s text:c="3"/>XYZ STREET<text:tab/> <text:s text:c="3"/>CHENNAI<text:tab/> <text:s text:c="4"/>6119</text:p>
      <text:p text:style-name="Standard">E7<text:tab/> SAMUEL <text:tab/> <text:s text:c="5"/>13000<text:tab/> <text:s text:c="3"/>30<text:tab/> <text:s text:c="7"/>1006 02-NOV-24 HOD <text:tab/> <text:s text:c="3"/>WWW STREET<text:tab/> <text:s text:c="3"/>DELHI<text:tab/> <text:s text:c="4"/>6120</text:p>
      <text:p text:style-name="Standard"><text:soft-page-break/>E8<text:tab/> SAM<text:tab/><text:tab/> <text:s text:c="5"/>13000<text:tab/> <text:s text:c="3"/>30<text:tab/><text:tab/> <text:s text:c="8"/>02-NOV-23 HOD <text:tab/> <text:s text:c="7"/>ABC STREET<text:tab/> <text:s text:c="3"/>CHENNAI<text:tab/> <text:s text:c="4"/>6121</text:p>
      <text:p text:style-name="Standard">E9<text:tab/> JENNI<text:tab/><text:tab/> <text:s text:c="5"/>13000<text:tab/> <text:s text:c="3"/>30<text:tab/> <text:s text:c="7"/>1007 02-NOV-13 HOD <text:tab/> <text:s text:c="3"/>ABC STREET<text:tab/> <text:s text:c="3"/>MUMBAI<text:tab/> <text:s text:c="4"/>6122</text:p>
      <text:p text:style-name="Standard"/>
      <text:p text:style-name="Standard">10 rows selected.</text:p>
      <text:p text:style-name="Standard"/>
      <text:p text:style-name="Standard"/>
      <text:p text:style-name="Standard">CREATE TABLE DEPARTMENT(DNO INT PRIMARY KEY,DNAME VARCHAR(15) NOT NULL,EMP_COUNT INT,EMPT_HEAD VARCHAR(15));</text:p>
      <text:p text:style-name="Standard">Table created.</text:p>
      <text:p text:style-name="Standard"/>
      <text:p text:style-name="Standard">SQL&gt;DESCRIBE DEPARTMENT</text:p>
      <text:p text:style-name="Standard"><text:s/>Name<text:tab/><text:tab/><text:tab/><text:tab/><text:tab/> <text:s text:c="2"/>Null? <text:s text:c="3"/>Type</text:p>
      <text:p text:style-name="Standard"><text:s/>----------------------------------------- -------- ----------------------------</text:p>
      <text:p text:style-name="Standard"><text:s/>DNO<text:tab/><text:tab/><text:tab/><text:tab/><text:tab/> <text:s text:c="2"/>NOT NULL NUMBER(38)</text:p>
      <text:p text:style-name="Standard"><text:s/>DNAME<text:tab/><text:tab/><text:tab/><text:tab/><text:tab/> <text:s text:c="2"/>NOT NULL VARCHAR2(15)</text:p>
      <text:p text:style-name="Standard"><text:s/>EMP_COUNT<text:tab/><text:tab/><text:tab/><text:tab/><text:tab/> <text:s text:c="7"/>NUMBER(38)</text:p>
      <text:p text:style-name="Standard"><text:s/>DEPT_HEAD<text:tab/><text:tab/><text:tab/><text:tab/><text:tab/> <text:s text:c="7"/>VARCHAR2(15)</text:p>
      <text:p text:style-name="Standard"><text:s/></text:p>
      <text:p text:style-name="Standard">SQL&gt; INSERT INTO DEPARTMENT VALUES(5,'CSE',20,'RAHUL JOSE');</text:p>
      <text:p text:style-name="Standard"/>
      <text:p text:style-name="Standard">1 row created.</text:p>
      <text:p text:style-name="Standard"/>
      <text:p text:style-name="Standard">Commit complete.</text:p>
      <text:p text:style-name="Standard">SQL&gt; INSERT INTO DEPARTMENT VALUES(4,'ECE',10,'JOSE BEN');</text:p>
      <text:p text:style-name="Standard"/>
      <text:p text:style-name="Standard">1 row created.</text:p>
      <text:p text:style-name="Standard"/>
      <text:p text:style-name="Standard">Commit complete.</text:p>
      <text:p text:style-name="Standard">SQL&gt; INSERT INTO DEPARTMENT VALUES(3,'EEE',12,'SACHIN T');</text:p>
      <text:p text:style-name="Standard"/>
      <text:p text:style-name="Standard">1 row created.</text:p>
      <text:p text:style-name="Standard"/>
      <text:p text:style-name="Standard">Commit complete.</text:p>
      <text:p text:style-name="Standard">SQL&gt; INSERT INTO DEPARTMENT VALUES(2,'EIE',9,'ROSHAN');</text:p>
      <text:p text:style-name="Standard"/>
      <text:p text:style-name="Standard">1 row created.</text:p>
      <text:p text:style-name="Standard"/>
      <text:p text:style-name="Standard">Commit complete.</text:p>
      <text:p text:style-name="Standard">SQL&gt; INSERT INTO DEPARTMENT VALUES(1,'CSD',15,'SALVIN SIBY');</text:p>
      <text:p text:style-name="Standard"/>
      <text:p text:style-name="Standard">1 row created.</text:p>
      <text:p text:style-name="Standard"/>
      <text:p text:style-name="Standard">Commit complete.</text:p>
      <text:p text:style-name="Standard">SQL&gt; INSERT INTO DEPARTMENT VALUES(10,'SALES',10,'VYSHAKH');</text:p>
      <text:p text:style-name="Standard"/>
      <text:p text:style-name="Standard">1 row created.</text:p>
      <text:p text:style-name="Standard"/>
      <text:p text:style-name="Standard">Commit complete.</text:p>
      <text:p text:style-name="Standard">SQL&gt; INSERT INTO DEPARTMENT VALUES(30,'MARKET',10,'NAVNEETH');</text:p>
      <text:p text:style-name="Standard"/>
      <text:p text:style-name="Standard"><text:soft-page-break/>1 row created.</text:p>
      <text:p text:style-name="Standard"/>
      <text:p text:style-name="Standard">Commit complete.</text:p>
      <text:p text:style-name="Standard"/>
      <text:p text:style-name="Standard"/>
      <text:p text:style-name="Standard"/>
      <text:p text:style-name="Standard"/>
      <text:p text:style-name="Standard">SQL&gt; SELECT * FROM DEPARTMENT;</text:p>
      <text:p text:style-name="Standard"/>
      <text:p text:style-name="Standard"><text:s text:c="7"/>DNO <text:s text:c="4"/>DNAME<text:tab/> <text:s text:c="3"/>EMP_COUNT DEPT_HEAD</text:p>
      <text:p text:style-name="Standard">---------- --------------- ---------- ---------------</text:p>
      <text:p text:style-name="Standard"><text:s text:c="8"/>5 <text:s text:c="11"/>CSE<text:tab/> <text:s text:c="7"/>20 <text:s text:c="7"/><text:tab/> <text:s text:c="5"/>RAHUL JOSE</text:p>
      <text:p text:style-name="P2"><text:s text:c="8"/>4 <text:s text:c="11"/>ECE <text:s text:c="13"/><text:span text:style-name="T2">1</text:span>0 <text:tab/> <text:s text:c="4"/>JOSE BEN</text:p>
      <text:p text:style-name="P2"><text:s text:c="8"/>3 <text:s text:c="11"/>EEE<text:tab/><text:tab/><text:tab/> <text:s text:c="2"/>12 SACHIN T</text:p>
      <text:p text:style-name="Standard"><text:s text:c="8"/>2 <text:s text:c="11"/>EIE<text:tab/><text:tab/><text:tab/> <text:s text:c="3"/>9 ROSHAN</text:p>
      <text:p text:style-name="Standard"><text:s text:c="8"/>1 <text:s text:c="11"/>CSD<text:tab/><text:tab/><text:tab/> <text:s text:c="2"/>15 SALVIN SIBY</text:p>
      <text:p text:style-name="Standard"><text:s text:c="7"/>10 <text:s text:c="9"/>SALES<text:tab/><text:tab/> <text:s text:c="14"/>10 VYSHAKH</text:p>
      <text:p text:style-name="Standard"><text:s text:c="7"/>30 <text:s text:c="9"/>MARKET<text:tab/><text:tab/> <text:s text:c="2"/>10 NAVNEETH</text:p>
      <text:p text:style-name="Standard"/>
      <text:p text:style-name="Standard"/>
      <text:p text:style-name="Standard">QUERIES</text:p>
      <text:p text:style-name="Standard"/>
      <text:p text:style-name="Standard">1.</text:p>
      <text:p text:style-name="Standard">SQL&gt; SELECT E_NAME FROM EMPLOYEE WHERE DOJ&gt;'01-MAR-2020' AND DEPT_NO=10;</text:p>
      <text:p text:style-name="Standard"/>
      <text:p text:style-name="Standard">E_NAME</text:p>
      <text:p text:style-name="Standard">---------------</text:p>
      <text:p text:style-name="Standard">ROHIT</text:p>
      <text:p text:style-name="Standard">CHAHAL</text:p>
      <text:p text:style-name="Standard"/>
      <text:p text:style-name="Standard"/>
      <text:p text:style-name="Standard">2.</text:p>
      <text:p text:style-name="Standard">SQL&gt; SELECT * FROM EMPLOYEE WHERE DEPT_NO!=30;</text:p>
      <text:p text:style-name="Standard"/>
      <text:p text:style-name="P1">E_NO<text:tab/> E_NAME <text:s text:c="4"/>SALARY <text:s text:c="3"/>DEPT_NO <text:s/>MGR_NO DOJ<text:tab/> <text:s text:c="3"/>DESG<text:tab/> <text:s text:c="6"/>ADDRESS<text:tab/> <text:s text:c="3"/>CITY<text:tab/> <text:s text:c="7"/>PINCODE</text:p>
      <text:p text:style-name="P1">-------- --------------- ---------- ---------- ---------- --------- --------------- --------------- ---------- --------------------------------------------------</text:p>
      <text:p text:style-name="P1">E0<text:tab/> RAJU<text:span text:style-name="T1">L <text:s text:c="9"/></text:span>10000<text:tab/> <text:s text:c="4"/>5<text:tab/> <text:s text:c="7"/>1000 22-JAN-16 <text:s text:c="3"/>HOD <text:tab/> <text:s text:c="5"/>ZXCVBN<text:tab/> <text:s text:c="3"/>KOCHI<text:tab/> <text:s text:c="4"/><text:tab/>6113</text:p>
      <text:p text:style-name="P1">E1<text:tab/> BIJU<text:tab/> <text:s text:c="5"/>12000<text:tab/> <text:s text:c="4"/>4<text:tab/> <text:s text:c="7"/>1001 22-FEB-18 <text:s text:c="3"/>STAFF<text:tab/> <text:s text:c="5"/>BYEBYE<text:tab/> <text:s text:c="3"/>MUMBAI<text:tab/>6114</text:p>
      <text:p text:style-name="P1">E2<text:tab/> SASI <text:s text:c="13"/>15000<text:tab/> <text:s text:c="4"/>4<text:tab/> <text:s text:c="7"/>1002 22-MAR-14 <text:s/>STAFF<text:tab/> <text:s text:c="5"/>QWERTY<text:tab/> <text:s text:c="3"/>CHENNAI<text:tab/>6115</text:p>
      <text:p text:style-name="P1">E3<text:tab/> VIRAT<text:tab/> <text:s text:c="5"/>25000<text:tab/> <text:s text:c="4"/>3<text:tab/> <text:s text:c="7"/>1003 12-MAY-14 <text:s/>TEACHER <text:s text:c="2"/>ASDFGHJ<text:tab/> <text:s text:c="3"/>DELHI<text:tab/> <text:s text:c="4"/><text:tab/>6116</text:p>
      <text:p text:style-name="P1">E4<text:tab/> ROHIT <text:s text:c="10"/>900<text:tab/> <text:s text:c="3"/>10<text:tab/> <text:s text:c="7"/>1004 12-SEP-20 <text:s text:c="3"/>TEACHER <text:s text:c="2"/>HJDHFWER<text:tab/> <text:s text:c="3"/>KOCHI<text:tab/> <text:s text:c="4"/><text:tab/>6117</text:p>
      <text:p text:style-name="P1">E5<text:tab/> CHAHAL <text:s text:c="6"/>800<text:tab/> <text:s text:c="3"/>10<text:tab/> <text:s text:c="7"/>1005 22-SEP-21 <text:s text:c="3"/>TEACHER <text:s text:c="2"/>YDVHDJK<text:tab/> <text:s text:c="3"/>MUMBA<text:span text:style-name="T1">I<text:tab/></text:span>6118</text:p>
      <text:p text:style-name="Standard"/>
      <text:p text:style-name="Standard">6 rows selected.</text:p>
      <text:p text:style-name="Standard"/>
      <text:p text:style-name="Standard">3.</text:p>
      <text:p text:style-name="Standard">SQL&gt; SELECT E_NAME FROM EMPLOYEE,DEPARTMENT WHERE DEPT_NO=DNO AND DNAME='SALES';</text:p>
      <text:p text:style-name="Standard"/>
      <text:p text:style-name="Standard">E_NAME</text:p>
      <text:p text:style-name="Standard">---------------</text:p>
      <text:p text:style-name="Standard">ROHIT</text:p>
      <text:p text:style-name="Standard">CHAHAL</text:p>
      <text:p text:style-name="Standard"/>
      <text:p text:style-name="Standard"><text:soft-page-break/>4.</text:p>
      <text:p text:style-name="Standard">SQL&gt; SELECT E_NAME FROM EMPLOYEE WHERE MGR_NO IS NULL;</text:p>
      <text:p text:style-name="Standard"/>
      <text:p text:style-name="Standard">E_NAME</text:p>
      <text:p text:style-name="Standard">---------------</text:p>
      <text:p text:style-name="Standard">SAM</text:p>
      <text:p text:style-name="Standard"/>
      <text:p text:style-name="Standard"/>
      <text:p text:style-name="Standard">5.</text:p>
      <text:p text:style-name="Standard">SQL&gt; SELECT E_NAME FROM EMPLOYEE WHERE E_NAME LIKE 'J_N%';</text:p>
      <text:p text:style-name="Standard"/>
      <text:p text:style-name="Standard">E_NAME</text:p>
      <text:p text:style-name="Standard">---------------</text:p>
      <text:p text:style-name="Standard">JENNI</text:p>
      <text:p text:style-name="Standard"/>
      <text:p text:style-name="Standard">6.</text:p>
      <text:p text:style-name="Standard"/>
      <text:p text:style-name="Standard">SQL&gt; SELECT * FROM EMPLOYEE WHERE DOJ BETWEEN '01-JAN-2020' AND '31-DEC-2020';</text:p>
      <text:p text:style-name="Standard"/>
      <text:p text:style-name="P1">E_NO <text:s text:c="3"/>E_NAME <text:s text:c="2"/><text:span text:style-name="T1">S</text:span>ALARY <text:s text:c="3"/>DEPT_NO<text:tab/> <text:s text:c="2"/>MGR_NO <text:s text:c="5"/>DOJ<text:tab/> <text:s text:c="3"/>DESG<text:tab/> <text:s text:c="11"/>ADDRES<text:span text:style-name="T1">S <text:s text:c="9"/></text:span>CITY<text:tab/> <text:s/>PINCODE</text:p>
      <text:p text:style-name="P1">-------- --------------- ---------- ---------- ---------- --------- --------------- --------------- ---------- ---------------------------------------------------------------</text:p>
      <text:p text:style-name="P1">E4 <text:s text:c="9"/>ROHIT<text:tab/> <text:s/>900<text:tab/> <text:s text:c="3"/>10<text:tab/> <text:s text:c="4"/>1004 <text:tab/> <text:s text:c="2"/>12-SEP-20 TEACHE<text:span text:style-name="T1">R <text:s text:c="4"/></text:span>HJDHFWER<text:tab/> <text:s text:c="3"/>KOCHI<text:tab/> <text:s text:c="4"/>6117</text:p>
      <text:p text:style-name="Standard"/>
      <text:p text:style-name="Standard">7.</text:p>
      <text:p text:style-name="Standard">SQL&gt; SELECT 'EVERY YEAR '||E_NAME||' EARNS '||SALARY AS SALARY FROM EMPLOYEE;</text:p>
      <text:p text:style-name="Standard"/>
      <text:p text:style-name="Standard">SALARY</text:p>
      <text:p text:style-name="Standard">-------------------------------------------------------------------------</text:p>
      <text:p text:style-name="Standard">EVERY YEAR RAJU EARNS 10000</text:p>
      <text:p text:style-name="Standard">EVERY YEAR BIJU EARNS 12000</text:p>
      <text:p text:style-name="Standard">EVERY YEAR SASI EARNS 15000</text:p>
      <text:p text:style-name="Standard">EVERY YEAR VIRAT EARNS 25000</text:p>
      <text:p text:style-name="Standard">EVERY YEAR ROHIT EARNS 900</text:p>
      <text:p text:style-name="Standard">EVERY YEAR CHAHAL EARNS 800</text:p>
      <text:p text:style-name="Standard">EVERY YEAR RAINA EARNS 8000</text:p>
      <text:p text:style-name="Standard">EVERY YEAR SAMUEL EARNS 13000</text:p>
      <text:p text:style-name="Standard">EVERY YEAR SAM EARNS 13000</text:p>
      <text:p text:style-name="Standard">EVERY YEAR JENNI EARNS 13000</text:p>
      <text:p text:style-name="Standard"/>
      <text:p text:style-name="Standard">10 rows selected.</text:p>
      <text:p text:style-name="Standard"/>
      <text:p text:style-name="Standard">8.</text:p>
      <text:p text:style-name="Standard">SQL&gt; SELECT COUNT(*) FROM EMPLOYEE;</text:p>
      <text:p text:style-name="Standard"/>
      <text:p text:style-name="Standard"><text:s text:c="2"/>COUNT(*)</text:p>
      <text:p text:style-name="Standard"><text:s text:c="3"/>----------</text:p>
      <text:p text:style-name="Standard"><text:tab/>10</text:p>
      <text:p text:style-name="Standard"/>
      <text:p text:style-name="Standard">9.</text:p>
      <text:p text:style-name="Standard">SQL&gt; SELECT DESG,MIN(SALARY) FROM EMPLOYEE GROUP BY DESG;</text:p>
      <text:p text:style-name="Standard"/>
      <text:p text:style-name="Standard"><text:soft-page-break/>DESG<text:tab/><text:tab/>MIN(SALARY)</text:p>
      <text:p text:style-name="Standard">--------------- <text:tab/>-----------</text:p>
      <text:p text:style-name="Standard">TEACHER <text:tab/>900</text:p>
      <text:p text:style-name="Standard">CLERK <text:s text:c="9"/>13000</text:p>
      <text:p text:style-name="Standard">HOD<text:tab/><text:tab/>800</text:p>
      <text:p text:style-name="Standard">STAFF<text:tab/><text:tab/>15000</text:p>
      <text:p text:style-name="Standard"/>
      <text:p text:style-name="Standard"/>
      <text:p text:style-name="Standard">10.</text:p>
      <text:p text:style-name="Standard">10 rows selected.</text:p>
      <text:p text:style-name="Standard"/>
      <text:p text:style-name="Standard">SQL&gt; SELECT E_NAME,DEPT_NO,DESG,SALARY FROM EMPLOYEE WHERE (DEPT_NO,DESG,SALARY) IN (SELECT DEPT_NO,DESG,MIN(SALARY) FROM EMPLOYEE GROUP BY DEPT_NO,DESG) AND SALARY&gt;1000;</text:p>
      <text:p text:style-name="Standard"/>
      <text:p text:style-name="Standard">E_NAME <text:s text:c="7"/>DEPT_NO <text:tab/>DESG <text:tab/> <text:s text:c="6"/><text:tab/>SALARY</text:p>
      <text:p text:style-name="Standard">--------------- -----------------<text:tab/>-------- <text:tab/><text:tab/>----------</text:p>
      <text:p text:style-name="Standard">RAINA<text:tab/>30 <text:s text:c="3"/><text:tab/><text:tab/>HOD<text:tab/><text:tab/> <text:s/>8000</text:p>
      <text:p text:style-name="Standard">SAM<text:tab/><text:tab/>30 <text:s text:c="2"/><text:tab/><text:tab/>CLERK<text:tab/> 13000</text:p>
      <text:p text:style-name="Standard">JENNI<text:tab/><text:tab/>30 <text:s text:c="3"/><text:tab/><text:tab/>CLERK<text:tab/> 13000</text:p>
      <text:p text:style-name="Standard">BIJU<text:tab/><text:tab/> 4 <text:s text:c="3"/><text:tab/><text:tab/>HOD<text:tab/><text:tab/> 12000</text:p>
      <text:p text:style-name="Standard">SASI<text:tab/><text:tab/> 4 <text:s text:c="3"/><text:tab/><text:tab/>STAFF<text:tab/><text:tab/> 15000</text:p>
      <text:p text:style-name="Standard">VIRAT<text:tab/><text:tab/> 3 <text:s text:c="3"/><text:tab/><text:tab/>TEACHER<text:tab/> <text:s/>25000</text:p>
      <text:p text:style-name="Standard">SAMUEL<text:tab/> 30 <text:s text:c="2"/><text:tab/><text:tab/>CLERK <text:s text:c="11"/>13000</text:p>
      <text:p text:style-name="Standard">RAJU<text:tab/><text:tab/> 5 <text:s text:c="3"/><text:tab/><text:tab/>HOD<text:tab/><text:tab/> <text:s/>10000</text:p>
      <text:p text:style-name="Standard"/>
      <text:p text:style-name="Standard">11.</text:p>
      <text:p text:style-name="Standard">SQL&gt; SELECT DEPT_NO,MIN(SALARY) FROM(SELECT * FROM EMPLOYEE WHERE DESG='HOD') GROUP BY DEPT_NO; <text:s text:c="7"/></text:p>
      <text:p text:style-name="Standard"/>
      <text:p text:style-name="Standard">DEPT_NO <text:s/>MIN(SALARY)</text:p>
      <text:p text:style-name="Standard">---------- <text:tab/>-----------</text:p>
      <text:p text:style-name="Standard">30<text:tab/> <text:tab/>49228</text:p>
      <text:p text:style-name="Standard"><text:s/>5<text:tab/> <text:tab/>10000</text:p>
      <text:p text:style-name="Standard"><text:s/>4<text:tab/> <text:tab/>12000</text:p>
      <text:p text:style-name="Standard">10<text:tab/> <text:tab/> <text:s/>800</text:p>
      <text:p text:style-name="Standard"/>
      <text:p text:style-name="Standard"/>
      <text:p text:style-name="Standard"><text:s text:c="4"/></text:p>
      <text:p text:style-name="Standard">12.SQL&gt; SELECT E_NAME,DNAME FROM EMPLOYEE,DEPARTMENT WHERE DEPT_NO=DNO AND MGR_NO IS NOT NULL;</text:p>
      <text:p text:style-name="Standard"/>
      <text:p text:style-name="Standard">E_NAME<text:tab/><text:tab/>DNAME</text:p>
      <text:p text:style-name="Standard">--------------- <text:tab/><text:tab/>---------------</text:p>
      <text:p text:style-name="Standard">RAJU<text:tab/><text:tab/><text:tab/>CSE</text:p>
      <text:p text:style-name="Standard">BIJU<text:tab/><text:tab/><text:tab/>ECE</text:p>
      <text:p text:style-name="Standard">SASI<text:tab/><text:tab/><text:tab/>ECE</text:p>
      <text:p text:style-name="Standard">VIRAT<text:tab/><text:tab/><text:tab/>EEE</text:p>
      <text:p text:style-name="Standard">ROHIT<text:tab/><text:tab/>SALES</text:p>
      <text:p text:style-name="Standard">CHAHAL<text:tab/><text:tab/>SALES</text:p>
      <text:p text:style-name="Standard">RAINA<text:tab/><text:tab/>MARKET</text:p>
      <text:p text:style-name="Standard">SAMUEL<text:tab/><text:tab/>MARKET</text:p>
      <text:p text:style-name="Standard"><text:soft-page-break/>JENNI<text:tab/><text:tab/><text:tab/>MARKET</text:p>
      <text:p text:style-name="Standard"/>
      <text:p text:style-name="Standard">9 rows selected.</text:p>
      <text:p text:style-name="Standard"/>
      <text:p text:style-name="Standard"/>
      <text:p text:style-name="Standard"/>
      <text:p text:style-name="Standard"/>
      <text:p text:style-name="Standard">13.SQL&gt; SELECT E_NAME,TO_CHAR(DOJ,'DD-MM-YY') AS DATE_JOI FROM EMPLOYEE;</text:p>
      <text:p text:style-name="Standard"/>
      <text:p text:style-name="Standard">E_NAME<text:tab/><text:tab/>DATE_JOI</text:p>
      <text:p text:style-name="Standard">--------------- <text:tab/><text:tab/>--------</text:p>
      <text:p text:style-name="Standard">RAJU<text:tab/><text:tab/><text:tab/>22-01-16</text:p>
      <text:p text:style-name="Standard">BIJU<text:tab/><text:tab/><text:tab/>22-02-18</text:p>
      <text:p text:style-name="Standard">SASI<text:tab/><text:tab/><text:tab/>22-03-14</text:p>
      <text:p text:style-name="Standard">VIRAT<text:tab/><text:tab/><text:tab/>12-05-14</text:p>
      <text:p text:style-name="Standard">ROHIT<text:tab/><text:tab/>12-09-20</text:p>
      <text:p text:style-name="Standard">CHAHAL<text:tab/><text:tab/>22-09-21</text:p>
      <text:p text:style-name="Standard">RAINA<text:tab/><text:tab/>02-12-25</text:p>
      <text:p text:style-name="Standard">SAMUEL<text:tab/><text:tab/>02-11-24</text:p>
      <text:p text:style-name="Standard">SAM<text:tab/><text:tab/> <text:s text:c="3"/><text:tab/>02-11-23</text:p>
      <text:p text:style-name="Standard">JENNI<text:tab/><text:tab/><text:tab/>02-11-13</text:p>
      <text:p text:style-name="Standard"/>
      <text:p text:style-name="Standard">10 rows select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6:02:33.784739482</meta:creation-date>
    <dc:date>2022-12-05T16:26:26.825479290</dc:date>
    <meta:editing-duration>PT2M42S</meta:editing-duration>
    <meta:editing-cycles>1</meta:editing-cycles>
    <meta:document-statistic meta:table-count="0" meta:image-count="0" meta:object-count="0" meta:page-count="7" meta:paragraph-count="218" meta:word-count="888" meta:character-count="8391" meta:non-whitespace-character-count="6430"/>
    <meta:generator>LibreOffice/7.0.4.2$Linux_X86_64 LibreOffice_project/00$Build-2</meta:generator>
  </office:meta>
</office:document-meta>
</file>